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62cm" svg:height="0.762cm" svg:x="21.52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0.76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0.00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9.2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8.47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7.71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6.95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6.19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5.43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4.66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3.90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3.14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38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1.6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85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09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9.33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572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7.81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7.048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6.286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5.524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4.762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4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3.238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2.476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1.714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0.952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0.19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2.28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3.05cm" svg:y="0.1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3.812cm" svg:y="0.13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65cm" fo:page-height="1.0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8-30T21:30:23</meta:creation-date>
    <dc:date>2016-08-30T21:32:03</dc:date>
    <meta:editing-duration>PT00H01M41S</meta:editing-duration>
    <meta:editing-cycles>1</meta:editing-cycles>
    <meta:document-statistic meta:object-count="33"/>
    <meta:generator>NeoOffice/3.2015.8_Classic_Edition$Unix OpenOffice.org_project/Patch 1</meta:generator>
  </office:meta>
</office:document-meta>
</file>